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fo:font-weight="bold" officeooo:rsid="0000bf14" officeooo:paragraph-rsid="0000bf14"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Liberation Sans" fo:font-size="16pt" fo:font-weight="bold" officeooo:rsid="0000bf14" officeooo:paragraph-rsid="0000bf14"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Liberation Sans" fo:font-size="12pt" fo:font-weight="normal" officeooo:rsid="0002b739" officeooo:paragraph-rsid="0002b73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02b739" officeooo:paragraph-rsid="0002b73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6pt" fo:font-weight="bold" officeooo:rsid="00039ef4" officeooo:paragraph-rsid="00039ef4"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ans" fo:font-size="20pt" fo:font-weight="bold" officeooo:rsid="00039ef4" officeooo:paragraph-rsid="00039ef4" style:font-size-asian="17.5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OS PRÁCTICOS</text:p>
      <text:p text:style-name="P1"/>
      <text:p text:style-name="P1"/>
      <text:p text:style-name="P1"/>
      <text:p text:style-name="P2">A) Tipos de entorno: sencillo/cambiante</text:p>
      <text:p text:style-name="P2"/>
      <text:p text:style-name="P3">1) El entorno de una empresa de telefonía móvil responde más a un modelo cambiante. Es un entorno dinámico, pues las nuevas tecnologías lo hacen evolucionar continuamente. Lo mismo puede aplicarse a la complejidad. A su vez, es un mercado diversificado, pues atenderá a varios sectores del mercado: telefonía móvil, conexión a internet… y además puede tratarse de una empresa multinacional. Actualmente, es un entorno sumamente hostil, pues el número de empresas que ofrecen servicios de telefonía no deja de aumentar.</text:p>
      <text:p text:style-name="P3"/>
      <text:p text:style-name="P3">En el caso de la ferretería, es un entorno más sencillo que el anterior, aunque quizás esté dotado de cierta complejidad cuando se trata de servir al cliente alguna pieza concreta por la que esté preguntando.</text:p>
      <text:p text:style-name="P3"/>
      <text:p text:style-name="P3"/>
      <text:p text:style-name="P5">B) El entorno específico del sector</text:p>
      <text:p text:style-name="P5"/>
      <text:p text:style-name="P3">2) Mayor rivalidad: c, d</text:p>
      <text:p text:style-name="P3">Menor rivalidad: a, b, e</text:p>
      <text:p text:style-name="P3"/>
      <text:p text:style-name="P3">Existe un nivel medio de competencia.</text:p>
      <text:p text:style-name="P3"/>
      <text:p text:style-name="P3"/>
      <text:p text:style-name="P3">3) Smartphones y tablets como sustituto de los ordenadores</text:p>
      <text:p text:style-name="P3">Almacenamiento en la nube como sustituto de los medios de almacenamiento físico.</text:p>
      <text:p text:style-name="P3"/>
      <text:p text:style-name="P3"/>
      <text:p text:style-name="P5">C) Análisis DAFO del entorno</text:p>
      <text:p text:style-name="P5"/>
      <text:p text:style-name="P3">4)<text:tab/>Debilidades: b, d</text:p>
      <text:p text:style-name="P3"><text:tab/>Amenazas: e</text:p>
      <text:p text:style-name="P3"><text:tab/>Fortalezas: a, b</text:p>
      <text:p text:style-name="P3"><text:tab/>Oportunidades: c. f</text:p>
      <text:p text:style-name="P3"/>
      <text:p text:style-name="P3"><text:tab/>Corregir debilidades: contratar más personal, buscar financiación para nueva <text:tab/>maquinaria o alquilarla.</text:p>
      <text:p text:style-name="P3"><text:tab/>Afrontar amenazas: idear estrategias para diferenciarse de la competencia. <text:tab/>Atendiendo a sus fortalezas, una de ellas podría ser posicionarse en calidad <text:tab/>gracias a la atención personalizada.</text:p>
      <text:p text:style-name="P3"><text:tab/>Mantener fortalezas: cuidar a la clientela fija para que publiciten la clínica por el <text:tab/>boca a boca.</text:p>
      <text:p text:style-name="P3"><text:tab/>Explotar oportunidades: aprovechar la solvencia económica para publicitarse en el <text:tab/>barrio y atraer a los nuevos residentes con renta alta.</text:p>
      <text:p text:style-name="P3"/>
      <text:p text:style-name="P3"><text:soft-page-break/></text:p>
      <text:p text:style-name="P5">D) Localización</text:p>
      <text:p text:style-name="P5"/>
      <text:p text:style-name="P3">5) <text:tab/>a) La nula competencia en la zona</text:p>
      <text:p text:style-name="P3"><text:tab/>b) Necesidad de un polígono industrial para abaratar los costes de la nave y facilitar <text:tab/>el transporte de los tubos</text:p>
      <text:p text:style-name="P3"><text:tab/>c) Poca competencia y la que hay no desempeña bien su función.</text:p>
      <text:p text:style-name="P3"/>
      <text:p text:style-name="P3"/>
      <text:p text:style-name="P5">E) La imagen corporativa y la RSC</text:p>
      <text:p text:style-name="P5"/>
      <text:p text:style-name="P3">6)<text:tab/>a) Realizar campañas publicitarias y ofertas anunciándolas mediante carteles en el <text:tab/>escaparate de la tienda.</text:p>
      <text:p text:style-name="P3"><text:tab/>b) Vender prendas eco-sostenibles para promover una imagen empresarial <text:tab/>respetuosa con el medio ambiente.</text:p>
      <text:p text:style-name="P3"/>
      <text:p text:style-name="P3"/>
      <text:p text:style-name="P3">7) <text:tab/>a) Derechos humanos</text:p>
      <text:p text:style-name="P3"><text:tab/>b) Medioambiental, económico y social</text:p>
      <text:p text:style-name="P3"><text:tab/>c) Derechos laborales</text:p>
      <text:p text:style-name="P3"><text:tab/>d) Derechos humanos y ámbito social</text:p>
      <text:p text:style-name="P3"/>
      <text:p text:style-name="P3"/>
      <text:p text:style-name="P3"/>
      <text:p text:style-name="P3"/>
      <text:p text:style-name="P3"/>
      <text:p text:style-name="P6">REPASA CONCEPTOS</text:p>
      <text:p text:style-name="P3"/>
      <text:p text:style-name="P3"/>
      <text:p text:style-name="P3">1) c</text:p>
      <text:p text:style-name="P3"/>
      <text:p text:style-name="P3">2) c</text:p>
      <text:p text:style-name="P3"/>
      <text:p text:style-name="P3">3) b</text:p>
      <text:p text:style-name="P3"/>
      <text:p text:style-name="P3">4) d</text:p>
      <text:p text:style-name="P3"/>
      <text:p text:style-name="P3">5) b</text:p>
      <text:p text:style-name="P3"/>
      <text:p text:style-name="P3">6) c</text:p>
      <text:p text:style-name="P3"/>
      <text:p text:style-name="P3">7) b</text:p>
      <text:p text:style-name="P3"/>
      <text:p text:style-name="P3">8) c</text:p>
      <text:p text:style-name="P3"/>
      <text:p text:style-name="P3">9) d</text:p>
      <text:p text:style-name="P3"/>
      <text:p text:style-name="P3">10) a</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09:39:32.879835851</meta:creation-date>
    <dc:date>2021-11-26T10:33:19.025397149</dc:date>
    <meta:editing-duration>PT38M50S</meta:editing-duration>
    <meta:editing-cycles>2</meta:editing-cycles>
    <meta:generator>LibreOffice/7.1.7.2$Linux_X86_64 LibreOffice_project/10$Build-2</meta:generator>
    <meta:document-statistic meta:table-count="0" meta:image-count="0" meta:object-count="0" meta:page-count="2" meta:paragraph-count="41" meta:word-count="378" meta:character-count="2324" meta:non-whitespace-character-count="1964"/>
  </office:meta>
</office:document-meta>
</file>